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000" calcext:value-type="float">
            <text:p>25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15" calcext:value-type="float">
            <text:p>8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16" calcext:value-type="float">
            <text:p>8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16" calcext:value-type="float">
            <text:p>8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16" calcext:value-type="float">
            <text:p>8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16" calcext:value-type="float">
            <text:p>8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17" calcext:value-type="float">
            <text:p>8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16" calcext:value-type="float">
            <text:p>81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19" calcext:value-type="float">
            <text:p>81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19" calcext:value-type="float">
            <text:p>81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15" calcext:value-type="float">
            <text:p>8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3" calcext:value-type="float">
            <text:p>48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4" calcext:value-type="float">
            <text:p>4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483" calcext:value-type="float">
            <text:p>48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3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1:43:12.938232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9:17:41.906024428</meta:creation-date>
    <dc:date>2022-04-17T19:24:07.061081019</dc:date>
    <meta:editing-duration>PT38M45S</meta:editing-duration>
    <meta:editing-cycles>8</meta:editing-cycles>
    <meta:generator>LibreOffice/6.4.7.2$Linux_X86_64 LibreOffice_project/40$Build-2</meta:generator>
    <meta:document-statistic meta:table-count="7" meta:cell-count="553" meta:object-count="0"/>
  </office:meta>
</office:document-meta>
</file>